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ialAttributes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tialAttribut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rrayToStringAdapter.adaptArguments( Object [ ] 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kipLocatorArgumentsAdapter.adaptArguments( Object [ ]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xXMLReaderTests.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taxXMLReaderTests.createTes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taxXMLRea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taxXMLReaderTests.verifyIdenticalInvocations( T expected , 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taxXMLReaderTests.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taxXMLReaderTests.contentHandlerNoNamespaces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taxXMLReaderTests.contentHandlerNamespacesNo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pyCharsAnswer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taxXMLReaderTests.mock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taxXMLReaderTests.mock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ialAttributes.PartialAttributes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AttributesAdapter.adaptArguments( Object [ ]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taxXMLReaderTests.contentHandlerNamespaces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